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language="sk" fo:country="SK" officeooo:rsid="0005eaed" officeooo:paragraph-rsid="0005eaed"/>
    </style:style>
    <style:style style:name="P2" style:family="paragraph" style:parent-style-name="Text_20_body">
      <style:text-properties style:font-name="Ubuntu" fo:language="sk" fo:country="SK" officeooo:rsid="0005eaed" officeooo:paragraph-rsid="00111e8d"/>
    </style:style>
    <style:style style:name="P3" style:family="paragraph" style:parent-style-name="Title">
      <style:text-properties style:font-name="Ubuntu" fo:language="sk" fo:country="SK" officeooo:rsid="00046408" officeooo:paragraph-rsid="00046408"/>
    </style:style>
    <style:style style:name="P4" style:family="paragraph" style:parent-style-name="Text_20_body">
      <style:text-properties style:font-name="Ubuntu" fo:language="sk" fo:country="SK" officeooo:rsid="00162d99" officeooo:paragraph-rsid="00162d99"/>
    </style:style>
    <style:style style:name="P5" style:family="paragraph" style:parent-style-name="Text_20_body">
      <style:text-properties style:font-name="Ubuntu" fo:language="sk" fo:country="SK" fo:font-weight="bold" officeooo:rsid="001e8496" officeooo:paragraph-rsid="001ea96a" style:font-weight-asian="bold" style:font-weight-complex="bold"/>
    </style:style>
    <style:style style:name="P6" style:family="paragraph" style:parent-style-name="Text_20_body">
      <style:text-properties style:font-name="Ubuntu" fo:language="sk" fo:country="SK" fo:font-weight="bold" officeooo:rsid="0027548a" officeooo:paragraph-rsid="0027548a" style:font-weight-asian="bold" style:font-weight-complex="bold"/>
    </style:style>
    <style:style style:name="P7" style:family="paragraph" style:parent-style-name="Text_20_body">
      <style:text-properties style:font-name="Ubuntu" fo:language="sk" fo:country="SK" fo:font-weight="bold" officeooo:rsid="0034253d" officeooo:paragraph-rsid="0034253d" style:font-weight-asian="bold" style:font-weight-complex="bold"/>
    </style:style>
    <style:style style:name="P8" style:family="paragraph" style:parent-style-name="Text_20_body">
      <style:text-properties style:font-name="Ubuntu" fo:language="sk" fo:country="SK" fo:font-weight="bold" officeooo:rsid="0036a7c9" officeooo:paragraph-rsid="0036a7c9" style:font-weight-asian="bold" style:font-weight-complex="bold"/>
    </style:style>
    <style:style style:name="P9" style:family="paragraph" style:parent-style-name="Text_20_body">
      <style:text-properties style:font-name="Ubuntu" fo:language="sk" fo:country="SK" fo:font-weight="bold" officeooo:rsid="003a3b26" officeooo:paragraph-rsid="003a3b26" style:font-weight-asian="bold" style:font-weight-complex="bold"/>
    </style:style>
    <style:style style:name="P10" style:family="paragraph" style:parent-style-name="Text_20_body">
      <style:text-properties style:font-name="Ubuntu" fo:language="sk" fo:country="SK" fo:font-weight="bold" officeooo:rsid="003fa0fb" officeooo:paragraph-rsid="003fa0fb" style:font-weight-asian="bold" style:font-weight-complex="bold"/>
    </style:style>
    <style:style style:name="P11" style:family="paragraph" style:parent-style-name="Text_20_body">
      <style:text-properties style:font-name="Ubuntu" fo:language="sk" fo:country="SK" fo:font-weight="bold" officeooo:rsid="0042f97f" officeooo:paragraph-rsid="0042f97f" style:font-weight-asian="bold" style:font-weight-complex="bold"/>
    </style:style>
    <style:style style:name="P12" style:family="paragraph" style:parent-style-name="Text_20_body">
      <style:text-properties style:font-name="Ubuntu" fo:language="sk" fo:country="SK" officeooo:rsid="0005eaed" officeooo:paragraph-rsid="0005eaed"/>
    </style:style>
    <style:style style:name="T1" style:family="text">
      <style:text-properties officeooo:rsid="00093d89"/>
    </style:style>
    <style:style style:name="T2" style:family="text">
      <style:text-properties fo:font-weight="bold" officeooo:rsid="000e6a7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6a73" style:font-weight-asian="normal" style:font-weight-complex="normal"/>
    </style:style>
    <style:style style:name="T5" style:family="text">
      <style:text-properties fo:font-weight="normal" officeooo:rsid="000fe903" style:font-weight-asian="normal" style:font-weight-complex="normal"/>
    </style:style>
    <style:style style:name="T6" style:family="text">
      <style:text-properties fo:font-weight="normal" officeooo:rsid="0012f7c0" style:font-weight-asian="normal" style:font-weight-complex="normal"/>
    </style:style>
    <style:style style:name="T7" style:family="text">
      <style:text-properties fo:font-weight="normal" officeooo:rsid="00162d99" style:font-weight-asian="normal" style:font-weight-complex="normal"/>
    </style:style>
    <style:style style:name="T8" style:family="text">
      <style:text-properties fo:font-weight="normal" officeooo:rsid="0017628c" style:font-weight-asian="normal" style:font-weight-complex="normal"/>
    </style:style>
    <style:style style:name="T9" style:family="text">
      <style:text-properties fo:font-weight="normal" officeooo:rsid="001846d5" style:font-weight-asian="normal" style:font-weight-complex="normal"/>
    </style:style>
    <style:style style:name="T10" style:family="text">
      <style:text-properties fo:font-weight="normal" officeooo:rsid="00224de9" style:font-weight-asian="normal" style:font-weight-complex="normal"/>
    </style:style>
    <style:style style:name="T11" style:family="text">
      <style:text-properties fo:font-weight="normal" officeooo:rsid="0022b92f" style:font-weight-asian="normal" style:font-weight-complex="normal"/>
    </style:style>
    <style:style style:name="T12" style:family="text">
      <style:text-properties fo:font-weight="normal" officeooo:rsid="002498c5" style:font-weight-asian="normal" style:font-weight-complex="normal"/>
    </style:style>
    <style:style style:name="T13" style:family="text">
      <style:text-properties fo:font-weight="normal" officeooo:rsid="002a1c32" style:font-weight-asian="normal" style:font-weight-complex="normal"/>
    </style:style>
    <style:style style:name="T14" style:family="text">
      <style:text-properties fo:font-weight="normal" officeooo:rsid="002b499d" style:font-weight-asian="normal" style:font-weight-complex="normal"/>
    </style:style>
    <style:style style:name="T15" style:family="text">
      <style:text-properties fo:font-weight="normal" officeooo:rsid="002dc1a3" style:font-weight-asian="normal" style:font-weight-complex="normal"/>
    </style:style>
    <style:style style:name="T16" style:family="text">
      <style:text-properties fo:font-weight="normal" officeooo:rsid="002fec48" style:font-weight-asian="normal" style:font-weight-complex="normal"/>
    </style:style>
    <style:style style:name="T17" style:family="text">
      <style:text-properties fo:font-weight="normal" officeooo:rsid="0031a7c9" style:font-weight-asian="normal" style:font-weight-complex="normal"/>
    </style:style>
    <style:style style:name="T18" style:family="text">
      <style:text-properties fo:font-weight="normal" officeooo:rsid="0035e212" style:font-weight-asian="normal" style:font-weight-complex="normal"/>
    </style:style>
    <style:style style:name="T19" style:family="text">
      <style:text-properties fo:font-weight="normal" officeooo:rsid="003b08d3" style:font-weight-asian="normal" style:font-weight-complex="normal"/>
    </style:style>
    <style:style style:name="T20" style:family="text">
      <style:text-properties officeooo:rsid="001846d5"/>
    </style:style>
    <style:style style:name="T21" style:family="text">
      <style:text-properties officeooo:rsid="001fd5d4"/>
    </style:style>
    <style:style style:name="T22" style:family="text">
      <style:text-properties officeooo:rsid="002fec48"/>
    </style:style>
    <style:style style:name="T23" style:family="text">
      <style:text-properties officeooo:rsid="0036a7c9"/>
    </style:style>
    <style:style style:name="T24" style:family="text">
      <style:text-properties officeooo:rsid="00392db6"/>
    </style:style>
    <style:style style:name="T25" style:family="text">
      <style:text-properties officeooo:rsid="003b08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znik a vlastnosti magnetického poľa</text:p>
      <text:p text:style-name="P2">Magnetické polevytvára ppohyb elelktrického náboja. <text:span text:style-name="T1">Elektrické a magnetické pole sú vzájomne spojené lebo sa viažu na rovnaké vlastnosti látok. Závislosť medzi pohybom vodiča a elektrickým prúdom a mahnetickým poľom.</text:span></text:p>
      <text:p text:style-name="P2"><text:span text:style-name="T1">- </text:span><text:span text:style-name="T2">Elektrický prúd vyvoláva mahnetické pole</text:span><text:span text:style-name="T4">. </text:span></text:p>
      <text:p text:style-name="P1"><text:span text:style-name="T4">- </text:span><text:span text:style-name="T5">V pohybujúcom sa vodiči vzniká magnetické pole a indukuje sa v ňom napätie.</text:span></text:p>
      <text:p text:style-name="P1"><text:span text:style-name="T5">- </text:span><text:span text:style-name="T6">Na každý pohybujúci sa vodič </text:span><text:span text:style-name="T7">p</text:span><text:span text:style-name="T6">ôsobia určité sily.</text:span></text:p>
      <text:p text:style-name="P4"><text:span text:style-name="T6">Z</text:span><text:span text:style-name="T3">droje magnetického poľa: Trvalý magnet, </text:span><text:span text:style-name="T8">elektromagnet </text:span><text:span text:style-name="T9">(látka je magnetická len vtedy keď pôsobí na ňu prúd)</text:span></text:p>
      <text:p text:style-name="P5"><text:span text:style-name="T20">R</text:span>ozdelenie magnetických látok:</text:p>
      <text:p text:style-name="P5"><text:span text:style-name="T21"><text:tab/>1. Feromagnetické – </text:span><text:span text:style-name="T10">V znich sa zosilňuje účinok magnetického poľa, </text:span><text:span text:style-name="T11">pretože sa <text:tab/>spočíta magnetické pole vo vnúti látky. </text:span><text:span text:style-name="T12">A vonkajšie magnetické pole.</text:span></text:p>
      <text:p text:style-name="P6"><text:tab/>2.Paramagnetické – <text:span text:style-name="T3">nevyvolávajú zmenu vonkajšieho magnetického poľa </text:span><text:span text:style-name="T13">a <text:tab/>zároveň sa nerušia sa v nich </text:span><text:span text:style-name="T14">magnetické polia vo vnútri látky.</text:span><text:span text:style-name="T15"> (Napr. Vzduch)</text:span></text:p>
      <text:p text:style-name="P6"><text:span text:style-name="T15"><text:tab/></text:span><text:span text:style-name="T22">3. Diamagnetické – </text:span><text:span text:style-name="T16">Na vonkajšie pole majú zoslabujúci účinok. </text:span><text:span text:style-name="T17">Mení sa pohyb <text:tab/>elektrónov vo vnútri látky. Je tam veľmi malé magnetické pole.</text:span></text:p>
      <text:p text:style-name="P7">Vlastnosti magnetických polí: </text:p>
      <text:p text:style-name="P7"><text:span text:style-name="T18"><text:tab/></text:span><text:span text:style-name="T23">1. Vzniká s elektrickým poľom</text:span></text:p>
      <text:p text:style-name="P8"><text:tab/>2. Každý magnet má 2 póly</text:p>
      <text:p text:style-name="P8"><text:span text:style-name="T24"><text:tab/>3. 2 nesúhlasnúe póly sa priťahaujú a 2 súhlasné odpudzujú</text:span></text:p>
      <text:p text:style-name="P9"><text:tab/>4. <text:span text:style-name="T25">Na feromagnetickú látku magnetické pole pôsobí tak, </text:span><text:span text:style-name="T19">že po zániku <text:tab/>magnetického poľa v látke zostane zvyškový, čiže </text:span><text:span text:style-name="T25">remanentný magnetizmus.</text:span></text:p>
      <text:p text:style-name="P10"><text:tab/>5. Magnetické pole sa znaźorňuje siločiaramy kt sú uzavraté v magnete, nikde <text:tab/>nezači najú a nikde nekončia.</text:p>
      <text:p text:style-name="P11"><text:tab/>6. Intanzitu elektromagnetického poľa môžeme meniť silou magnetického <text:tab/>poľa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8:20:10.562507647</meta:creation-date>
    <dc:date>2018-02-09T08:43:35.222534035</dc:date>
    <meta:editing-duration>PT50M36S</meta:editing-duration>
    <meta:editing-cycles>56</meta:editing-cycles>
    <meta:generator>LibreOffice/5.4.2.2$Linux_X86_64 LibreOffice_project/40m0$Build-2</meta:generator>
    <meta:document-statistic meta:table-count="0" meta:image-count="0" meta:object-count="0" meta:page-count="1" meta:paragraph-count="17" meta:word-count="214" meta:character-count="1471" meta:non-whitespace-character-count="1254"/>
  </office:meta>
</office:document-meta>
</file>